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office:value-type="string">
            <text:p>Labo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office:value-type="string">
            <text:p>Polit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office:value-type="string">
            <text:p>Metal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office:value-type="string">
            <text:p>Vic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office:value-type="string">
            <text:p>Fu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office:value-type="string">
            <text:p>Mag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2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 table:number-rows-repeated="1048385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11/30/2022</text:date>, <text:time>23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1-30T23:04:15.67</dc:date>
    <meta:editing-duration>PT10H18M41S</meta:editing-duration>
    <meta:editing-cycles>14</meta:editing-cycles>
    <meta:generator>OpenOffice/4.1.12$Win32 OpenOffice.org_project/4112m1$Build-9809</meta:generator>
    <meta:document-statistic meta:table-count="3" meta:cell-count="834" meta:object-count="0"/>
  </office:meta>
</office:document-meta>
</file>